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0000" fo:font-size="16pt" style:text-underline-style="solid" style:text-underline-width="auto" style:text-underline-color="font-color" fo:font-weight="bold" fo:background-color="#ffff00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GIQUE</text:p>
      <text:p text:style-name="P1"/>
      <text:p text:style-name="P2">Cours 1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1-21T17:42:36</meta:creation-date>
    <dc:date>2015-01-21T17:44:40</dc:date>
    <dc:creator>yjfjyf jjku</dc:creator>
    <meta:editing-duration>PT2M7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1" meta:paragraph-count="2" meta:word-count="3" meta:character-count="14"/>
  </office:meta>
</office:document-meta>
</file>